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ist of topics<text:tab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bout feasibility algorithm in its current form: <text:s/>bound and proof for single arm, bound and proof for multiple arms, patterns observed in multiple arm.</text:p>
              </text:list-item>
              <text:list-item>
                <text:p>About modified algorithm by building the sequence from the back to combat earlier drawbacks.</text:p>
              </text:list-item>
              <text:list-item>
                <text:p>Perfect algorithm for single arm, potential expansion into multiple ar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urrent feasibility algorith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Single arm:</text:p>
              </text:list-header>
              <text:list-item>
                <text:p>Expain intuition</text:p>
              </text:list-item>
              <text:list-item>
                <text:p>Lower bound = 1-[(T-1)/2]/T</text:p>
              </text:list-item>
              <text:list-item>
                <text:p>Asymtotically towards approximation ratio of 50%.</text:p>
              </text:list-item>
              <text:list-item>
                <text:p>Is initial assumption correct? Cant think of any worse scenari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urrent feasibility algorith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Multiple arms:</text:p>
              </text:list-header>
              <text:list-item>
                <text:p>Expain intuition: Multiple identical arms with sharp spikes in reward</text:p>
              </text:list-item>
              <text:list-item>
                <text:p>Algorithm fails to see better alternatives. Alternative algorithm can be a solution.</text:p>
              </text:list-item>
              <text:list-item>
                <text:p>Lower bound = 1/k</text:p>
              </text:list-item>
              <text:list-item>
                <text:p>If initial assumptions for worst case scenario are correct, then this is a tight bound. Unable to think of any worse scenarios.</text:p>
              </text:list-item>
              <text:list-item>
                <text:p>The approximation ratio will never reach so low for normal bitonic func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urrent feasibility algorithm</text:p>
          </draw:text-box>
        </draw:frame>
        <draw:frame presentation:style-name="pr2" draw:layer="layout" svg:width="25.199cm" svg:height="14.486cm" svg:x="1.4cm" svg:y="4.914cm" presentation:class="outline" presentation:user-transformed="true">
          <draw:text-box>
            <text:list text:style-name="L2">
              <text:list-header>
                <text:p>Single arm:</text:p>
              </text:list-header>
              <text:list-item>
                <text:p>For prior mentioned special functions which peak at single point.</text:p>
              </text:list-item>
              <text:list-item>
                <text:p>Let there be k functions and let them all peak at tau=T.</text:p>
              </text:list-item>
              <text:list-item>
                <text:p>Clear patterns emerge. Cant say how relevant they are.</text:p>
              </text:list-item>
              <text:list-item>
                <text:p>Approximation ratio = 100% till t=T+1.</text:p>
              </text:list-item>
              <text:list-item>
                <text:p>Periodic minimas in graph with a time period of T.</text:p>
              </text:list-item>
              <text:list-item>
                <text:p>First minima is seen at t=T+k. Value = 1/k.</text:p>
              </text:list-item>
              <text:list-item>
                <text:p>From t=T+1 to T=T+k, value decays predictably. For t=T+i, value=100/i.</text:p>
              </text:list-item>
              <text:list-item>
                <text:p>Number of consecutive minimas also follows a pattern.</text:p>
              </text:list-item>
              <text:list-item>
                <text:p>For large T, value seems to stabilize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odified Algorithm</text:p>
          </draw:text-box>
        </draw:frame>
        <draw:frame presentation:style-name="pr2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Employ similar feasibility concept, but start building sequences from the back. </text:p>
              </text:list-item>
              <text:list-item>
                <text:p>More high feasibility entries can be covered using this strategy.</text:p>
              </text:list-item>
              <text:list-item>
                <text:p>Solves problem of all maxima occurring at the same value of tau.(Clashing entries).</text:p>
              </text:list-item>
              <text:list-item>
                <text:p>Previous entries are not blindly allocated like before.</text:p>
              </text:list-item>
              <text:list-item>
                <text:p>Need to work out finer details, will do so over the next 2 days.</text:p>
              </text:list-item>
              <text:list-item>
                <text:p>Have not yet thought about proving its efficiency mathematical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erfect algorithm for one arm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dvantage with only one arm: when we play the arm, it resets to initial state.</text:p>
              </text:list-item>
              <text:list-item>
                <text:p>Thus, use dynamic programming to solve. Will also need some notion of feasibility here.</text:p>
              </text:list-item>
              <text:list-item>
                <text:p>Define feasibility as reward(t)*[T/(t+1)]</text:p>
              </text:list-item>
              <text:list-item>
                <text:p>Find optimum for T=1. Then for T=2 and so on.</text:p>
              </text:list-item>
              <text:list-item>
                <text:p>For T=T, find element with highest feasibility. Hit it as many times as possible. Fill up the remaining slots using previously stored inform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tential expan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or multiple arms, we can find the best way to fill a sequence of length T with each arm individually. If we find the N best ways with each arm, we will have KN sequences.</text:p>
              </text:list-item>
              <text:list-item>
                <text:p>Challenge: To find a compatible set of sequences that can be merged to maximize reward.</text:p>
              </text:list-item>
              <text:list-item>
                <text:p>Of the order N^K. </text:p>
              </text:list-item>
              <text:list-item>
                <text:p>If computational limit = L, take N = 10^(log(L)/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ther queries: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ill the functions be defined until Tau=T-1?</text:p>
              </text:list-item>
              <text:list-item>
                <text:p>Do we want to find a measure for average performance along with worst performance?</text:p>
              </text:list-item>
              <text:list-item>
                <text:p>I have not been able to incorporate the bitonic function assumption in the algorithm or proof. Is there any way I can do so?</text:p>
              </text:list-item>
              <text:list-item>
                <text:p>How do we hope to apply such an algorithm?</text:p>
              </text:list-item>
              <text:list-item>
                <text:p>How likely are the worst case scenarios?</text:p>
              </text:list-item>
              <text:list-item>
                <text:p>Should I start working on trying to implement the problem variations? Will they be eventually incorporated anywa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4:55:56.884384758</meta:creation-date>
    <dc:date>2016-06-08T15:26:24.795376867</dc:date>
    <meta:editing-duration>PT15M4S</meta:editing-duration>
    <meta:editing-cycles>6</meta:editing-cycles>
    <meta:generator>LibreOffice/4.4.6.3$Linux_X86_64 LibreOffice_project/40m0$Build-3</meta:generator>
    <meta:document-statistic meta:object-count="53"/>
  </office:meta>
</office:document-meta>
</file>